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undedFifoBuffer.incremen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undedFifoBuff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FifoBuffe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undedFifoBuff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undedFifoBuffe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FifoBuff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undedFifoBuffer.BoundedFifoBuffer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undedFifoBuffer.BoundedFifoBuffer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undedFifoBuffer.BoundedFifo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FifoBuffer.decremen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undedFifoBuffer.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FifoBuffer.iterato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oundedFifoBuffer.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undedFifoBuffer.add( Objec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oundedFifoBuffer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undedFifoBuffer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